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IMMY POOL MESONES PER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8/2021</text:p>
          </table:table-cell>
          <table:table-cell table:style-name="Tabla1.A8" office:value-type="string">
            <text:p text:style-name="P28"><text:span text:style-name="T9">DOC.INT.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525729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74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4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7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03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23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4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97397622</text:p>
          </table:table-cell>
          <table:table-cell table:style-name="Tabla2.D3" office:value-type="string">
            <text:p text:style-name="P23">114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3:18:3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